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02cm" fo:text-align="center" style:justify-single-word="false"/>
      <style:text-properties officeooo:paragraph-rsid="0012f3bf"/>
    </style:style>
    <style:style style:name="P2" style:family="paragraph" style:parent-style-name="Heading_20_1" style:list-style-name="WWNum1a">
      <style:paragraph-properties style:line-height-at-least="0.423cm"/>
    </style:style>
    <style:style style:name="P3" style:family="paragraph" style:parent-style-name="Heading_20_1" style:list-style-name="WWNum1a">
      <style:paragraph-properties style:line-height-at-least="0.423cm"/>
      <style:text-properties officeooo:paragraph-rsid="0012f3bf"/>
    </style:style>
    <style:style style:name="P4" style:family="paragraph" style:parent-style-name="Heading_20_1">
      <style:paragraph-properties style:line-height-at-least="0.423cm"/>
      <style:text-properties officeooo:paragraph-rsid="000b34d2"/>
    </style:style>
    <style:style style:name="P5" style:family="paragraph" style:parent-style-name="Heading_20_1">
      <style:paragraph-properties style:line-height-at-least="0.423cm"/>
      <style:text-properties officeooo:paragraph-rsid="0012f3bf"/>
    </style:style>
    <style:style style:name="P6" style:family="paragraph" style:parent-style-name="Heading_20_2" style:list-style-name="WWNum1a">
      <style:paragraph-properties style:line-height-at-least="0.423cm"/>
    </style:style>
    <style:style style:name="P7" style:family="paragraph" style:parent-style-name="Heading_20_2" style:list-style-name="WWNum1a">
      <style:paragraph-properties style:line-height-at-least="0.423cm"/>
      <style:text-properties officeooo:paragraph-rsid="0012f3bf"/>
    </style:style>
    <style:style style:name="P8" style:family="paragraph" style:parent-style-name="Heading_20_2" style:list-style-name="WWNum1a">
      <style:paragraph-properties style:line-height-at-least="0.423cm"/>
      <style:text-properties style:font-name="Liberation Sans" fo:font-size="14pt" officeooo:rsid="000c8245" officeooo:paragraph-rsid="000c8245" style:font-name-asian="Microsoft YaHei" style:font-size-asian="14pt" style:font-name-complex="Arial" style:font-size-complex="14pt"/>
    </style:style>
    <style:style style:name="P9" style:family="paragraph" style:parent-style-name="Heading_20_2" style:list-style-name="WWNum1a">
      <style:paragraph-properties style:line-height-at-least="0.423cm"/>
      <style:text-properties style:font-name="Liberation Sans" fo:font-size="14pt" officeooo:rsid="000c8245" officeooo:paragraph-rsid="0012f3bf" style:font-name-asian="Microsoft YaHei" style:font-size-asian="14pt" style:font-name-complex="Arial" style:font-size-complex="14pt"/>
    </style:style>
    <style:style style:name="P10" style:family="paragraph" style:parent-style-name="LO-normal">
      <style:text-properties officeooo:paragraph-rsid="0012f3bf"/>
    </style:style>
    <style:style style:name="P11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</style:style>
    <style:style style:name="P12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0b34d2"/>
    </style:style>
    <style:style style:name="P13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2f3bf"/>
    </style:style>
    <style:style style:name="P14" style:family="paragraph" style:parent-style-name="LO-normal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officeooo:paragraph-rsid="000b34d2"/>
    </style:style>
    <style:style style:name="P15" style:family="paragraph" style:parent-style-name="LO-normal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officeooo:paragraph-rsid="0012f3bf"/>
    </style:style>
    <style:style style:name="P16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7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paragraph-rsid="0012f3bf" style:font-name-asian="Times New Roman1" style:font-size-asian="10pt" style:font-style-asian="normal" style:font-weight-asian="normal" style:font-name-complex="Times New Roman1" style:font-size-complex="10pt"/>
    </style:style>
    <style:style style:name="P18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rsid="000b3e23" officeooo:paragraph-rsid="000b3e23"/>
    </style:style>
    <style:style style:name="P19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rsid="000b3e23" officeooo:paragraph-rsid="0012f3bf"/>
    </style:style>
    <style:style style:name="P20" style:family="paragraph" style:parent-style-name="LO-normal">
      <style:paragraph-properties fo:margin-left="1.27cm" fo:margin-right="0cm" fo:text-indent="0cm" style:auto-text-indent="false"/>
    </style:style>
    <style:style style:name="P21" style:family="paragraph" style:parent-style-name="LO-normal">
      <style:paragraph-properties fo:margin-left="1.27cm" fo:margin-right="0cm" fo:text-indent="0cm" style:auto-text-indent="false"/>
      <style:text-properties officeooo:paragraph-rsid="0012f3bf"/>
    </style:style>
    <style:style style:name="P22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b3e23" officeooo:paragraph-rsid="000b3e23"/>
    </style:style>
    <style:style style:name="P23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b3e23" officeooo:paragraph-rsid="0012f3bf"/>
    </style:style>
    <style:style style:name="P24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c8245" officeooo:paragraph-rsid="000c8245"/>
    </style:style>
    <style:style style:name="P25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c8245" officeooo:paragraph-rsid="0012f3bf"/>
    </style:style>
    <style:style style:name="P26" style:family="paragraph" style:parent-style-name="LO-normal" style:list-style-name="WWNum3a">
      <style:paragraph-properties fo:margin-left="1.905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0b34d2"/>
    </style:style>
    <style:style style:name="P27" style:family="paragraph" style:parent-style-name="Title">
      <style:paragraph-properties style:line-height-at-least="0.002cm" fo:text-align="center" style:justify-single-word="false"/>
      <style:text-properties officeooo:paragraph-rsid="0012f3bf"/>
    </style:style>
    <style:style style:name="T1" style:family="text">
      <style:text-properties style:use-window-font-color="true" loext:opacity="0%" fo:font-size="18pt" fo:language="pt" fo:country="BR" style:font-name-asian="Times New Roman1" style:font-size-asian="18pt" style:font-size-complex="10pt"/>
    </style:style>
    <style:style style:name="T2" style:family="text">
      <style:text-properties style:use-window-font-color="true" loext:opacity="0%" style:font-name="Liberation Serif" fo:font-size="10pt" fo:language="pt" fo:country="BR" officeooo:rsid="000b34d2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3" style:family="text">
      <style:text-properties style:use-window-font-color="true" loext:opacity="0%" style:font-name="Liberation Serif" fo:font-size="10pt" fo:language="pt" fo:country="BR" officeooo:rsid="000b3e23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4" style:family="text">
      <style:text-properties style:use-window-font-color="true" loext:opacity="0%" style:font-name="Liberation Serif" fo:font-size="10pt" fo:language="pt" fo:country="BR" officeooo:rsid="000c824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5" style:family="text">
      <style:text-properties style:use-window-font-color="true" loext:opacity="0%" style:font-name="Liberation Serif" fo:font-size="10pt" fo:language="pt" fo:country="BR" officeooo:rsid="001238f6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6" style:family="text">
      <style:text-properties style:use-window-font-color="true" loext:opacity="0%" style:font-name="Liberation Serif" fo:font-size="12pt" fo:language="pt" fo:country="BR" officeooo:rsid="000c824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7" style:family="text">
      <style:text-properties style:use-window-font-color="true" loext:opacity="0%" style:font-name="Liberation Serif" fo:font-size="12pt" fo:language="pt" fo:country="BR" officeooo:rsid="001238f6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8" style:family="text">
      <style:text-properties fo:font-variant="normal" fo:text-transform="none" fo:color="#000000" loext:opacity="100%" fo:font-size="18pt" fo:letter-spacing="normal" fo:language="pt" fo:country="BR" fo:font-style="normal" style:font-name-asian="Times New Roman1" style:font-size-asian="18pt" style:font-style-asian="normal" style:font-size-complex="10pt" style:font-style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0b34d2" style:font-size-asian="10pt" style:font-size-complex="10pt"/>
    </style:style>
    <style:style style:name="T11" style:family="text">
      <style:text-properties fo:font-size="10pt" officeooo:rsid="000b3e23" style:font-size-asian="10pt" style:font-size-complex="10pt"/>
    </style:style>
    <style:style style:name="T12" style:family="text">
      <style:text-properties fo:font-size="10pt" officeooo:rsid="000c8245" style:font-size-asian="10pt" style:font-size-complex="10pt"/>
    </style:style>
    <style:style style:name="T13" style:family="text">
      <style:text-properties fo:font-size="10pt" officeooo:rsid="001238f6" style:font-size-asian="10pt" style:font-size-complex="10pt"/>
    </style:style>
    <style:style style:name="T14" style:family="text">
      <style:text-properties officeooo:rsid="000b34d2"/>
    </style:style>
    <style:style style:name="T15" style:family="text">
      <style:text-properties style:font-name="Liberation Sans" fo:font-size="14pt" officeooo:rsid="000b3e23" style:font-name-asian="Microsoft YaHei" style:font-size-asian="14pt" style:font-name-complex="Arial" style:font-size-complex="14pt"/>
    </style:style>
    <style:style style:name="T16" style:family="text">
      <style:text-properties style:font-name="Liberation Sans" fo:font-size="14pt" officeooo:rsid="000c8245" style:font-name-asian="Microsoft YaHei" style:font-size-asian="14pt" style:font-name-complex="Arial" style:font-size-complex="14pt"/>
    </style:style>
    <style:style style:name="T17" style:family="text">
      <style:text-properties style:font-name="Liberation Sans" fo:font-size="14pt" officeooo:rsid="001238f6" style:font-name-asian="Microsoft YaHei" style:font-size-asian="14pt" style:font-name-complex="Arial" style:font-size-complex="14pt"/>
    </style:style>
    <style:style style:name="T18" style:family="text">
      <style:text-properties style:font-name="Liberation Sans" fo:font-size="14pt" officeooo:rsid="0012697e" style:font-name-asian="Microsoft YaHei" style:font-size-asian="14pt" style:font-name-complex="Arial" style:font-size-complex="14pt"/>
    </style:style>
    <style:style style:name="T19" style:family="text">
      <style:text-properties officeooo:rsid="000b3e23"/>
    </style:style>
    <style:style style:name="T20" style:family="text">
      <style:text-properties officeooo:rsid="000c8245"/>
    </style:style>
    <style:style style:name="T21" style:family="text">
      <style:text-properties officeooo:rsid="001269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1">Sistema de </text:span><text:span text:style-name="T8">Gerenciamento de Teatro</text:span><text:line-break/>Caso de Uso: <text:span text:style-name="T17">Excluir Usuário</text:span></text:p>
      <text:list xml:id="list1638031147" text:style-name="WWNum1a">
        <text:list-item>
          <text:p text:style-name="P3">Descrição</text:p>
        </text:list-item>
      </text:list>
      <text:p text:style-name="P13"><text:span text:style-name="T9">Este serviço descreve como é feita </text:span><text:span text:style-name="T5">a exclusão de um Usuário</text:span><text:span text:style-name="T4">.</text:span></text:p>
      <text:list xml:id="list134017959325678" text:continue-numbering="true" text:style-name="WWNum1a">
        <text:list-item>
          <text:p text:style-name="P3">Descrição do Ator</text:p>
          <text:list>
            <text:list-item>
              <text:p text:style-name="P9">Participante</text:p>
            </text:list-item>
          </text:list>
        </text:list-item>
        <text:list-item>
          <text:p text:style-name="P3">Pré-requisito</text:p>
        </text:list-item>
      </text:list>
      <text:p text:style-name="P19"><text:span text:style-name="T9">1. </text:span><text:span text:style-name="T4">Está autenticado.</text:span></text:p>
      <text:list xml:id="list134017362283109" text:continue-numbering="true" text:style-name="WWNum1a">
        <text:list-item>
          <text:p text:style-name="P3">Fluxo básico de eventos</text:p>
        </text:list-item>
      </text:list>
      <text:list xml:id="list1710346811" text:style-name="WWNum2a">
        <text:list-item>
          <text:p text:style-name="P23"><text:span text:style-name="T12">O Participante faz a escolha para </text:span><text:span text:style-name="T13">excluir um usuário do banco de dados</text:span><text:span text:style-name="T12">.</text:span></text:p>
        </text:list-item>
        <text:list-item>
          <text:p text:style-name="P23"><text:span text:style-name="T12">Será mostrada uma tela </text:span><text:span text:style-name="T13">confirmando a exclusão</text:span><text:span text:style-name="T9">.</text:span></text:p>
        </text:list-item>
        <text:list-item>
          <text:p text:style-name="P25"><text:span text:style-name="T13">Se confirmado o usuário informado será retirado do banco de dados</text:span><text:span text:style-name="T9">.</text:span></text:p>
        </text:list-item>
      </text:list>
      <text:list xml:id="list134017501692127" text:continue-list="list134017362283109" text:style-name="WWNum1a">
        <text:list-item>
          <text:p text:style-name="P3">Fluxos alternativos</text:p>
        </text:list-item>
      </text:list>
      <text:p text:style-name="P5"><text:span text:style-name="T14">5.1 </text:span><text:span text:style-name="T16">Usuário não encontrado.</text:span></text:p>
      <text:p text:style-name="P13"><text:span text:style-name="T4">Caso o usuário pesquisado não se encontra no banco de dados</text:span><text:span text:style-name="T9">:</text:span></text:p>
      <text:p text:style-name="P15"><text:span text:style-name="T10"><text:tab/>1. </text:span><text:span text:style-name="T9">O sistema informa ao </text:span><text:span text:style-name="T12">participante</text:span><text:span text:style-name="T9"> que </text:span><text:span text:style-name="T2">a</text:span><text:span text:style-name="T4">quele usuário não foi encontrado</text:span><text:span text:style-name="T3">.</text:span><text:bookmark-start text:name="_heading=h.e9sl33f212yp"/><text:span text:style-name="T9"> </text:span></text:p>
      <text:list xml:id="list134017835168659" text:continue-numbering="true" text:style-name="WWNum1a">
        <text:list-item>
          <text:p text:style-name="P3">Cenários chave</text:p>
          <text:list>
            <text:list-item>
              <text:p text:style-name="P7">Erro ao conectar com o banco de dados.</text:p>
            </text:list-item>
          </text:list>
        </text:list-item>
        <text:list-item>
          <text:p text:style-name="P3">Pós-condição</text:p>
          <text:list>
            <text:list-item>
              <text:p text:style-name="P7"><text:span text:style-name="T17">Exclusão</text:span><text:span text:style-name="T16"> feita com sucesso</text:span><text:span text:style-name="T19">. </text:span></text:p>
            </text:list-item>
          </text:list>
        </text:list-item>
      </text:list>
      <text:p text:style-name="P21"><text:span text:style-name="T6">O participante conseguiu </text:span><text:span text:style-name="T7">excluir</text:span><text:span text:style-name="T6"> o usuário.</text:span><text:bookmark-start text:name="_heading=h.3ybgif14tkxo"/></text:p>
      <text:list xml:id="list134019033547148" text:continue-numbering="true" text:style-name="WWNum1a">
        <text:list-item>
          <text:list>
            <text:list-item>
              <text:p text:style-name="P7">Falha <text:span text:style-name="T15">na </text:span><text:span text:style-name="T17">exclusão</text:span><text:bookmark-start text:name="_heading=h.i3hgy9e01tu0"/></text:p>
            </text:list-item>
          </text:list>
        </text:list-item>
      </text:list>
      <text:p text:style-name="P21">O <text:span text:style-name="T20">participante não conseguiu </text:span><text:span text:style-name="T7">excluir</text:span><text:span text:style-name="T20"> o usuário e foi redirecionado para a tela inicial.</text:span></text:p>
      <text:list xml:id="list134017603817717" text:continue-numbering="true" text:style-name="WWNum1a">
        <text:list-item>
          <text:p text:style-name="P3">Requisitos especiais</text:p>
        </text:list-item>
      </text:list>
      <text:p text:style-name="P17"/>
      <text:p text:style-name="P10"/>
      <text:p text:style-name="P1"><text:bookmark-end text:name="_heading=h.i3hgy9e01tu0"/><text:bookmark-end text:name="_heading=h.3ybgif14tkxo"/><text:bookmark-end text:name="_heading=h.e9sl33f212yp"/><text:span text:style-name="T1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8T13:40:17.226000000</dc:date>
    <meta:editing-duration>PT26M15S</meta:editing-duration>
    <meta:editing-cycles>7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23" meta:word-count="149" meta:character-count="868" meta:non-whitespace-character-count="754"/>
  </office:meta>
</office:document-meta>
</file>